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11" table:number-columns-repeated="1015" table:default-cell-style-name="ce1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 /RECSI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1">
          <table:table-cell office:value-type="date" office:date-value="2023-01-23T00:00:00" table:style-name="ce13">
            <text:p>23-janv</text:p>
          </table:table-cell>
          <table:table-cell office:value-type="string" table:style-name="ce14">
            <text:p>Contact Linkedin</text:p>
          </table:table-cell>
          <table:table-cell office:value-type="string" table:style-name="ce15">
            <text:p>Sandrine Laverrièr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HORTIS SA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eponse premier contact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1T00:00:00" table:style-name="ce13">
            <text:p>31-janv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Médiane Systèm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Médiane Système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office:value-type="string" table:style-name="ce13">
            <text:p>Mail Candidature en cours de traitement durée 11 jours maxi. Si pas de retour négatif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3-02-01T00:00:00" table:style-name="ce13">
            <text:p>01-févr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Pierre De Broca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Athos</text:p>
          </table:table-cell>
          <table:table-cell office:value-type="string" table:style-name="ce17">
            <text:p>Senior Software Architect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Contact sur un projet en R&amp;D dans le domaine de la détection par caméra</text:p>
          </table:table-cell>
          <table:table-cell office:value-type="string" table:style-name="ce13">
            <text:p>premier contact par linked in avec réponse positive de ma part. J'attends un contact téléphonique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2-01T00:00:00" table:style-name="ce13">
            <text:p>01-févr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Jean-Baptiste Mimot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ontbonnot</text:p>
          </table:table-cell>
          <table:table-cell table:style-name="ce17"/>
          <table:table-cell office:value-type="string" table:style-name="ce13">
            <text:p>contact linkedin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07T11:18:43Z</dc:date>
    <meta:editing-cycles>127</meta:editing-cycles>
    <meta:editing-duration>PT127140S</meta:editing-duration>
  </office:meta>
</office:document-meta>
</file>